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tyle="italic" officeooo:rsid="00165db6" officeooo:paragraph-rsid="00165db6" style:font-style-asian="italic" style:font-style-complex="italic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/>
      <style:text-properties fo:font-size="14pt" officeooo:rsid="00165db6" officeooo:paragraph-rsid="00165db6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officeooo:rsid="00165db6" officeooo:paragraph-rsid="00165db6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165db6" officeooo:paragraph-rsid="00165db6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officeooo:rsid="00263d04" officeooo:paragraph-rsid="00263d04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/>
      <style:text-properties fo:font-size="14pt" style:text-underline-style="solid" style:text-underline-width="auto" style:text-underline-color="font-color" officeooo:rsid="00165db6" officeooo:paragraph-rsid="00165db6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solid" style:text-underline-width="auto" style:text-underline-color="font-color" officeooo:rsid="001f07d2" officeooo:paragraph-rsid="001f07d2" style:font-size-asian="14pt" style:font-style-asian="normal" style:font-size-complex="14pt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solid" style:text-underline-width="auto" style:text-underline-color="font-color" officeooo:rsid="001f07d2" officeooo:paragraph-rsid="0023bb94" style:font-size-asian="14pt" style:font-style-asian="normal" style:font-size-complex="14pt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1f07d2" officeooo:paragraph-rsid="001f07d2" style:font-size-asian="14pt" style:font-style-asian="normal" style:font-size-complex="14pt" style:font-style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23bc86" officeooo:paragraph-rsid="0023bc86" style:font-size-asian="14pt" style:font-style-asian="normal" style:font-size-complex="14pt" style:font-style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24d0a8" officeooo:paragraph-rsid="0024d0a8" style:font-size-asian="14pt" style:font-style-asian="normal" style:font-size-complex="14pt" style:font-style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281ae5" officeooo:paragraph-rsid="00281ae5" style:font-size-asian="14pt" style:font-style-asian="normal" style:font-size-complex="14pt" style:font-style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28ba0c" officeooo:paragraph-rsid="0028ba0c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ize="16pt" fo:font-weight="bold" officeooo:rsid="00165db6" officeooo:paragraph-rsid="00165db6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28ba0c" officeooo:paragraph-rsid="0028ba0c" style:font-size-asian="14pt" style:font-style-asian="normal" style:font-size-complex="14pt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2bc141" officeooo:paragraph-rsid="002da6b5" style:font-size-asian="14pt" style:font-style-asian="normal" style:font-size-complex="14pt" style:font-style-complex="normal"/>
    </style:style>
    <style:style style:name="P17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2da6b5" officeooo:paragraph-rsid="002da6b5" style:font-size-asian="14pt" style:font-style-asian="normal" style:font-size-complex="14pt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2f56fd" officeooo:paragraph-rsid="002f56fd" style:font-size-asian="14pt" style:font-style-asian="normal" style:font-size-complex="14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fo:font-size="14pt" fo:font-style="normal" style:text-underline-style="none" officeooo:rsid="0030acdb" officeooo:paragraph-rsid="0030acdb" style:font-size-asian="14pt" style:font-style-asian="normal" style:font-size-complex="14pt" style:font-style-complex="normal"/>
    </style:style>
    <style:style style:name="T1" style:family="text">
      <style:text-properties officeooo:rsid="001827eb"/>
    </style:style>
    <style:style style:name="T2" style:family="text">
      <style:text-properties officeooo:rsid="0018dc91"/>
    </style:style>
    <style:style style:name="T3" style:family="text">
      <style:text-properties officeooo:rsid="001a43ce"/>
    </style:style>
    <style:style style:name="T4" style:family="text">
      <style:text-properties officeooo:rsid="001fbc9d"/>
    </style:style>
    <style:style style:name="T5" style:family="text">
      <style:text-properties officeooo:rsid="00212ef2"/>
    </style:style>
    <style:style style:name="T6" style:family="text">
      <style:text-properties officeooo:rsid="0024d0a8"/>
    </style:style>
    <style:style style:name="T7" style:family="text">
      <style:text-properties officeooo:rsid="00281ae5"/>
    </style:style>
    <style:style style:name="T8" style:family="text">
      <style:text-properties officeooo:rsid="002ab1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йоров Егор, 327 группа</text:p>
      <text:p text:style-name="P14">Библиотека.</text:p>
      <text:p text:style-name="P2">Сайт для работников библиотеки, для внесения и получения информации о книгах и читателях.</text:p>
      <text:p text:style-name="P3">С помощью сайта можно получить информацию о пользователях, выбрать определенного пользователя и посмотреть, какие книги у него на руках. Также можно посмотреть какие книги читатель брал, когда он их брал и когда возвращал. Можно добавлять новых пользователей для хранения новой информации о них, редактировать информацию о пользователе, удалять пользователей.</text:p>
      <text:p text:style-name="P3">Можно посмотреть список всех доступных книг. Доступна информация о количестве экземпляров одной книги, количество свободных книг, которые можно взять, а также доступна история каждого экземпляра книги. Можно добавлять новые книги и новые экземпляры книг.</text:p>
      <text:p text:style-name="P3">Есть возможность выдать книгу пользователю и внести информацию о сдаче книги читателем в библиотеку.</text:p>
      <text:p text:style-name="P4"/>
      <text:p text:style-name="P6">Описание страниц:</text:p>
      <text:p text:style-name="P3">1) Главная страница. На ней находятся кнопки для перехода на страницы с информацией о пользователях и информацией о книгах. Также есть кнопки для перехода на страницы выдачи книг и получения книг обратно в библиотеку.</text:p>
      <text:p text:style-name="P3">2) Страница с информацией о всех книгах. На странице список всех книг, для каждой книги указаны краткие сведения о ней и о ее наличии. Для каждой книги можно посмотреть более подробную информацию о ней на отдельной странице. Также есть кнопка перехода на главную страницу.</text:p>
      <text:p text:style-name="P3">3) Более подробная информация о книге. На этой странице находится более подробное описание книги <text:span text:style-name="T2">(название, авторы, издательство, год издания, </text:span><text:span text:style-name="T3">возможно краткое описание книги</text:span><text:span text:style-name="T2">)</text:span>. Также на этой странице есть список экземпляров книги и часть информации о выдаче каждого экземпляра. Для более подробной информации о истории выдачи каждого экземпляра книги <text:soft-page-break/>также существует отдельная страница. На этой странице есть кнопка перехода на главную страницу и кнопка возврата на страницу и информацией о всех книгах.</text:p>
      <text:p text:style-name="P3">4) Страница с информации о истории выдаче каждой книги. На странице находится табличка с историей выдачи книги, и информацией о том кому была выдана книга в определенный момент. Есть кнопки «Назад» и «На главную».</text:p>
      <text:p text:style-name="P3">5) Страница с информацией о пользователях. На странице находится список всех пользователей, для каждого пользователя указаны ФИО, дата выдачи читательского билета <text:span text:style-name="T1">и его номер</text:span>. Информацию о каждом пользователе с историей его читательского билета можно посмотреть на отдельной странице. Также на странице есть кнопка «На главную».</text:p>
      <text:p text:style-name="P3">6) На странице находится <text:span text:style-name="T1">более подробная </text:span>информация о пользователе <text:span text:style-name="T1">(его ФИО, номер мобильного телефона, его адрес, номер читательского билета, дата его выдачи)</text:span>, и таблица с историей <text:span text:style-name="T5">прочтенных им книг</text:span>. Можно посмотреть информацию о выданн<text:span text:style-name="T4">ых ранее пользователю </text:span>книг<text:span text:style-name="T4">ах</text:span>, перейдя на страницу 4). Также на этой странице есть кнопки «Назад» и «На главную».</text:p>
      <text:p text:style-name="P3">7) Страница «Выдача книги». На странице вносится информация о том, какая книга будет выдана пользователю. При наличии экземпляров книг в библиотеке, книга будет выдана пользователю. Есть кнопки подтверждения выдачи книги и перехода на главную страницу сайта.</text:p>
      <text:p text:style-name="P3">8) Страница «Получение книги библиотекой». На странице заносится информация о том, что книга была возвращена читателем в библиотеку. Также присутствуют кнопки подтверждения и перехода на главную страницу.</text:p>
      <text:p text:style-name="P5">9) Страница для добавления нового пользователя.</text:p>
      <text:p text:style-name="P5">10) Страница для добавления новой книги.</text:p>
      <text:p text:style-name="P3"/>
      <text:p text:style-name="P7">Сценарии использования.</text:p>
      <text:p text:style-name="P9">Работник библиотеки с помощью сайта может внести информацию о выданной читателю книге, или о полученной книге от читателя. Для этого он заходит на нужную страницу сайта, выбирает книгу, которую, например, нужно <text:soft-page-break/>выдать (с помощью поиска по библиотеке), выбирает нужного читателя, по номеру его читательского билета, и вводит дату выдачи книги. При получении книги обратно, библиотекарь также вводит номер читательского билета, и среди книг, находящихся на руках у читателя выбирает ту, которую читатель в данный момент сдает. Также вводится дата получения книги от читателя и подтверждается возврат книги.</text:p>
      <text:p text:style-name="P9">Возможна ситуация, когда читатель подходит к библиотекарю с просьбой помочь в выборе книги. В таком случае библиотекарь сможет открыть информацию о читателе и просмотреть, какие книги читатель брал ранее. На основе этого библиотекарь сможет точнее подсказать интересную для читателя книгу.</text:p>
      <text:p text:style-name="P9"/>
      <text:p text:style-name="P8">Сценарии использования в виде последовательности действий.</text:p>
      <text:p text:style-name="P10">1) Добавление нового пользователя.</text:p>
      <text:p text:style-name="P10">На главной странице нажимаем кнопку «Читатели». Переходим на новую страницу со списком читателей. Есть кнопка «Добавить нового читателя», нажимаем на нее. Появляется страница с текстовыми полями <text:span text:style-name="T6">и полями ввода дат</text:span>, куда нужно будет ввести данные о новом пользователе. Также вводится дата добавления нового пользователя. <text:span text:style-name="T6">Нажимаем кнопку «Добавить», пользователь добавлен, мы вернулись на страницу со списком пользователей. Отсюда можно нажать на кнопку «На главную» и вернуться на начальную страницу.</text:span></text:p>
      <text:p text:style-name="P11">2) Добавление новой книги.</text:p>
      <text:p text:style-name="P11">На главной странице нажимаем кнопку «Книги». Переходим на страницу со списком всех книг. Нажимаем кнопку «Добавить новую книгу». Переходим на страницу с добавлением книги. На странице находятся текстовые поля для заполнения информации о книге, и поле для ввода количества экземпляров книг. Далее нажимаем кнопку «Добавить» и переходим на страницу со списком книг. Книга добавлена, можно перейти на главную страницу по кнопке «На главную».</text:p>
      <text:p text:style-name="P11">3) <text:span text:style-name="T7">Выдача пользователю книги.</text:span></text:p>
      <text:p text:style-name="P12"><text:soft-page-break/>Нажимаем кнопку «Выдать книгу». Переходим на страницу для заполнения данных о выданной книге. В поля для заполнения вводятся данные о пользователе, которому нужно выдать книгу, о книге, которую мы выдаем, дата выдачи. Если книга есть в наличии (экземпляр), то выдача будет успешной по кнопке «Выдать книгу». Если книги в наличии нет, то появится информация о том, что такой книги в данный момент нет.</text:p>
      <text:p text:style-name="P12">4) Получение книги от пользователя.</text:p>
      <text:p text:style-name="P12">Нажимаем кнопку «Получить книгу». Переходим на страницу для заполнения данных о получаемой книге. В поля для заполнения вводятся данные о читателе (его ФИО), затем нажимается кнопка «Поиск книг» и появляется список книг, которые на руках у пользователя. Для каждой книги есть кнопка «Вернуть». При нажатии на кнопку появляется поле для ввода даты возврата книги в библиотеку, при его заполнении и нажатии кнопки «Подтвердить» книга считается возвращенной. Можно вернуться на начальную страницу, нажав кнопку «На главную».</text:p>
      <text:p text:style-name="P13">5) Получение информации о читателе, чтобы подсказать ему с выбором книги.</text:p>
      <text:p text:style-name="P13">Нажимаем Кнопку «Читатели». Переходим на страницу со списком читателей. Можно найти нужного пользователя в списке, либо ввести его ФИО в окне поиска, чтобы быстрее найти нужного читателя. Далее переходим на страницу с более подробной информацией о нем, нажав на имя пользователя библиотеки. <text:span text:style-name="T8">На этой странице мы видим историю ранее прочтенных им книг, на основании чего можно сделать вывод о том, какая книга будет наиболее интересна данному человеку. Действие закончено, можно вернуться на главную страницу по кнопке «На главную» и перейти к выдаче необходимой книги читателю (пункт 3).</text:span></text:p>
      <text:p text:style-name="P16">6) Редактирование данных о пользователе или о книге.</text:p>
      <text:p text:style-name="P16">Переходим на нужную страницу по кнопке «Читатели» или «Книги». Далее выбираем нужную книгу или нужного пользователя либо в списке, либо через поле поиска по имени или названию. Переходим к более подробной <text:soft-page-break/>информации о пользователе или о книге. Есть кнопка «Редактировать». Нажимаем на нее, переходим на страницу для ввода новых данных о пользователе или о книге. Страница аналогична странице добавления пользователя или книги. Заполняем все данные (как описано выше), нажимаем кнопку «Подтвердить». Данные изменены, мы вернулись на страницу с более подробной информацией о читателе или книге. Теперь можно вернуться на начальную страницу по кнопке «На главную».</text:p>
      <text:p text:style-name="P17">7) Удаление читателя или книги.</text:p>
      <text:p text:style-name="P17">Как описано в предыдущем пункте переходим на страницу с подробной информацией о пользователе или о книге. На этой странице есть кнопка «Удалить». При нажатии на нее будет удален читатель и вся его история, либо книга (история книги останется, свободных экземпляров теперь всегда 0).</text:p>
      <text:p text:style-name="P18">8) Просмотр информации о истории выдачи книги.</text:p>
      <text:p text:style-name="P19">С главной страницы переходим на страницу со списком книг с помощью кнопки «Книги». Выбираем нужную книгу в списке, либо с помощью окна поиска и кнопки «Поиск». Далее переходим к более подробной информации о книге по кнопке рядом с ее названием. На странице мы видим более подробное описание книги и список всех ее экземпляров. Можно посмотреть историю выдачи каждого экземпляра книги, нажав на кнопку «История» рядом с выбранным экземпляром. Переходим на страницу с историей, тут мы видим табличку с датами выдачи и возврата книги читателями. Можно вернуться обратно по кнопке «Назад», либо перейти на начальную страницу по кнопке «На главную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0:42:13.179705194</meta:creation-date>
    <dc:date>2023-02-27T13:48:46.369944480</dc:date>
    <meta:editing-duration>PT1H30M5S</meta:editing-duration>
    <meta:editing-cycles>21</meta:editing-cycles>
    <meta:generator>LibreOffice/7.3.6.2$Linux_X86_64 LibreOffice_project/30$Build-2</meta:generator>
    <meta:document-statistic meta:table-count="0" meta:image-count="0" meta:object-count="0" meta:page-count="5" meta:paragraph-count="37" meta:word-count="1247" meta:character-count="8618" meta:non-whitespace-character-count="7408"/>
  </office:meta>
</office:document-meta>
</file>